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09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016in"/>
    </style:style>
    <style:style style:name="co7" style:family="table-column">
      <style:table-column-properties fo:break-before="auto" style:column-width="1.7835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4835in"/>
    </style:style>
    <style:style style:name="co11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4"/>
    <style:style style:name="ce16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bject Size (MB)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hroughput (MB/s)</text:p>
          </table:table-cell>
          <table:table-cell office:value-type="string" calcext:value-type="string">
            <text:p># of objects</text:p>
          </table:table-cell>
        </table:table-row>
        <table:table-row table:style-name="ro1">
          <table:table-cell office:value-type="string" calcext:value-type="string">
            <text:p>Tue Apr 19 17:09:14 2022</text:p>
          </table:table-cell>
          <table:table-cell office:value-type="float" office:value="256" calcext:value-type="float">
            <text:p>256</text:p>
          </table:table-cell>
          <table:table-cell office:value-type="float" office:value="185.794" calcext:value-type="float">
            <text:p>185.79</text:p>
          </table:table-cell>
          <table:table-cell table:formula="of:=8*1024/[.C2]" office:value-type="float" office:value="44.0918436548005" calcext:value-type="float">
            <text:p>44.09</text:p>
          </table:table-cell>
          <table:table-cell table:formula="of:=8*1024/[.B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e Apr 19 17:12:33 2022</text:p>
          </table:table-cell>
          <table:table-cell office:value-type="float" office:value="4" calcext:value-type="float">
            <text:p>4</text:p>
          </table:table-cell>
          <table:table-cell office:value-type="float" office:value="78.2286" calcext:value-type="float">
            <text:p>78.23</text:p>
          </table:table-cell>
          <table:table-cell table:formula="of:=8*1024/[.C3]" office:value-type="float" office:value="104.718734580448" calcext:value-type="float">
            <text:p>104.72</text:p>
          </table:table-cell>
          <table:table-cell table:formula="of:=8*1024/[.B3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Tue Apr 19 17:14:06 2022</text:p>
          </table:table-cell>
          <table:table-cell office:value-type="float" office:value="1024" calcext:value-type="float">
            <text:p>1024</text:p>
          </table:table-cell>
          <table:table-cell office:value-type="float" office:value="308.909" calcext:value-type="float">
            <text:p>308.91</text:p>
          </table:table-cell>
          <table:table-cell table:formula="of:=8*1024/[.C4]" office:value-type="float" office:value="26.5191367036894" calcext:value-type="float">
            <text:p>26.52</text:p>
          </table:table-cell>
          <table:table-cell table:formula="of:=8*1024/[.B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ue Apr 19 17:19:24 2022</text:p>
          </table:table-cell>
          <table:table-cell office:value-type="float" office:value="256" calcext:value-type="float">
            <text:p>256</text:p>
          </table:table-cell>
          <table:table-cell office:value-type="float" office:value="164.055" calcext:value-type="float">
            <text:p>164.06</text:p>
          </table:table-cell>
          <table:table-cell table:formula="of:=8*1024/[.C5]" office:value-type="float" office:value="49.9344731949651" calcext:value-type="float">
            <text:p>49.93</text:p>
          </table:table-cell>
          <table:table-cell table:formula="of:=8*1024/[.B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e Apr 19 17:22:12 2022</text:p>
          </table:table-cell>
          <table:table-cell office:value-type="float" office:value="16" calcext:value-type="float">
            <text:p>16</text:p>
          </table:table-cell>
          <table:table-cell office:value-type="float" office:value="79.3315" calcext:value-type="float">
            <text:p>79.33</text:p>
          </table:table-cell>
          <table:table-cell table:formula="of:=8*1024/[.C6]" office:value-type="float" office:value="103.262890528983" calcext:value-type="float">
            <text:p>103.26</text:p>
          </table:table-cell>
          <table:table-cell table:formula="of:=8*1024/[.B6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Tue Apr 19 17:23:45 2022</text:p>
          </table:table-cell>
          <table:table-cell office:value-type="float" office:value="256" calcext:value-type="float">
            <text:p>256</text:p>
          </table:table-cell>
          <table:table-cell office:value-type="float" office:value="129.931" calcext:value-type="float">
            <text:p>129.93</text:p>
          </table:table-cell>
          <table:table-cell table:formula="of:=8*1024/[.C7]" office:value-type="float" office:value="63.0488490044716" calcext:value-type="float">
            <text:p>63.05</text:p>
          </table:table-cell>
          <table:table-cell table:formula="of:=8*1024/[.B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e Apr 19 17:26:04 2022</text:p>
          </table:table-cell>
          <table:table-cell office:value-type="float" office:value="16" calcext:value-type="float">
            <text:p>16</text:p>
          </table:table-cell>
          <table:table-cell office:value-type="float" office:value="78.1299" calcext:value-type="float">
            <text:p>78.13</text:p>
          </table:table-cell>
          <table:table-cell table:formula="of:=8*1024/[.C8]" office:value-type="float" office:value="104.851023743791" calcext:value-type="float">
            <text:p>104.85</text:p>
          </table:table-cell>
          <table:table-cell table:formula="of:=8*1024/[.B8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Tue Apr 19 17:27:37 2022</text:p>
          </table:table-cell>
          <table:table-cell office:value-type="float" office:value="1024" calcext:value-type="float">
            <text:p>1024</text:p>
          </table:table-cell>
          <table:table-cell office:value-type="float" office:value="311.209" calcext:value-type="float">
            <text:p>311.21</text:p>
          </table:table-cell>
          <table:table-cell table:formula="of:=8*1024/[.C9]" office:value-type="float" office:value="26.323146181505" calcext:value-type="float">
            <text:p>26.32</text:p>
          </table:table-cell>
          <table:table-cell table:formula="of:=8*1024/[.B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ue Apr 19 17:32:55 2022</text:p>
          </table:table-cell>
          <table:table-cell office:value-type="float" office:value="4" calcext:value-type="float">
            <text:p>4</text:p>
          </table:table-cell>
          <table:table-cell office:value-type="float" office:value="78.582" calcext:value-type="float">
            <text:p>78.58</text:p>
          </table:table-cell>
          <table:table-cell table:formula="of:=8*1024/[.C10]" office:value-type="float" office:value="104.247792115243" calcext:value-type="float">
            <text:p>104.25</text:p>
          </table:table-cell>
          <table:table-cell table:formula="of:=8*1024/[.B10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Tue Apr 19 17:34:28 2022</text:p>
          </table:table-cell>
          <table:table-cell office:value-type="float" office:value="1" calcext:value-type="float">
            <text:p>1</text:p>
          </table:table-cell>
          <table:table-cell office:value-type="float" office:value="77.3764" calcext:value-type="float">
            <text:p>77.38</text:p>
          </table:table-cell>
          <table:table-cell table:formula="of:=8*1024/[.C11]" office:value-type="float" office:value="105.87207468944" calcext:value-type="float">
            <text:p>105.87</text:p>
          </table:table-cell>
          <table:table-cell table:formula="of:=8*1024/[.B11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ue Apr 19 17:36:02 2022</text:p>
          </table:table-cell>
          <table:table-cell office:value-type="float" office:value="64" calcext:value-type="float">
            <text:p>64</text:p>
          </table:table-cell>
          <table:table-cell office:value-type="float" office:value="88.2082" calcext:value-type="float">
            <text:p>88.21</text:p>
          </table:table-cell>
          <table:table-cell table:formula="of:=8*1024/[.C12]" office:value-type="float" office:value="92.8711843116626" calcext:value-type="float">
            <text:p>92.87</text:p>
          </table:table-cell>
          <table:table-cell table:formula="of:=8*1024/[.B12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ue Apr 19 17:37:35 2022</text:p>
          </table:table-cell>
          <table:table-cell office:value-type="float" office:value="1" calcext:value-type="float">
            <text:p>1</text:p>
          </table:table-cell>
          <table:table-cell office:value-type="float" office:value="77.6452" calcext:value-type="float">
            <text:p>77.65</text:p>
          </table:table-cell>
          <table:table-cell table:formula="of:=8*1024/[.C13]" office:value-type="float" office:value="105.505556042099" calcext:value-type="float">
            <text:p>105.51</text:p>
          </table:table-cell>
          <table:table-cell table:formula="of:=8*1024/[.B13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ue Apr 19 17:39:08 2022</text:p>
          </table:table-cell>
          <table:table-cell office:value-type="float" office:value="64" calcext:value-type="float">
            <text:p>64</text:p>
          </table:table-cell>
          <table:table-cell office:value-type="float" office:value="88.2151" calcext:value-type="float">
            <text:p>88.22</text:p>
          </table:table-cell>
          <table:table-cell table:formula="of:=8*1024/[.C14]" office:value-type="float" office:value="92.8639201225187" calcext:value-type="float">
            <text:p>92.86</text:p>
          </table:table-cell>
          <table:table-cell table:formula="of:=8*1024/[.B14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ue Apr 19 17:40:41 2022</text:p>
          </table:table-cell>
          <table:table-cell office:value-type="float" office:value="64" calcext:value-type="float">
            <text:p>64</text:p>
          </table:table-cell>
          <table:table-cell office:value-type="float" office:value="87.5449" calcext:value-type="float">
            <text:p>87.54</text:p>
          </table:table-cell>
          <table:table-cell table:formula="of:=8*1024/[.C15]" office:value-type="float" office:value="93.5748398821633" calcext:value-type="float">
            <text:p>93.57</text:p>
          </table:table-cell>
          <table:table-cell table:formula="of:=8*1024/[.B15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ue Apr 19 17:42:14 2022</text:p>
          </table:table-cell>
          <table:table-cell office:value-type="float" office:value="1024" calcext:value-type="float">
            <text:p>1024</text:p>
          </table:table-cell>
          <table:table-cell office:value-type="float" office:value="323.132" calcext:value-type="float">
            <text:p>323.13</text:p>
          </table:table-cell>
          <table:table-cell table:formula="of:=8*1024/[.C16]" office:value-type="float" office:value="25.3518685862124" calcext:value-type="float">
            <text:p>25.35</text:p>
          </table:table-cell>
          <table:table-cell table:formula="of:=8*1024/[.B1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ue Apr 19 17:47:48 2022</text:p>
          </table:table-cell>
          <table:table-cell office:value-type="float" office:value="4" calcext:value-type="float">
            <text:p>4</text:p>
          </table:table-cell>
          <table:table-cell office:value-type="float" office:value="77.5953" calcext:value-type="float">
            <text:p>77.60</text:p>
          </table:table-cell>
          <table:table-cell table:formula="of:=8*1024/[.C17]" office:value-type="float" office:value="105.573404574762" calcext:value-type="float">
            <text:p>105.57</text:p>
          </table:table-cell>
          <table:table-cell table:formula="of:=8*1024/[.B17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Tue Apr 19 17:49:21 2022</text:p>
          </table:table-cell>
          <table:table-cell office:value-type="float" office:value="1" calcext:value-type="float">
            <text:p>1</text:p>
          </table:table-cell>
          <table:table-cell office:value-type="float" office:value="77.5133" calcext:value-type="float">
            <text:p>77.51</text:p>
          </table:table-cell>
          <table:table-cell table:formula="of:=8*1024/[.C18]" office:value-type="float" office:value="105.685088881521" calcext:value-type="float">
            <text:p>105.69</text:p>
          </table:table-cell>
          <table:table-cell table:formula="of:=8*1024/[.B1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ue Apr 19 17:50:54 2022</text:p>
          </table:table-cell>
          <table:table-cell office:value-type="float" office:value="16" calcext:value-type="float">
            <text:p>16</text:p>
          </table:table-cell>
          <table:table-cell office:value-type="float" office:value="78.1977" calcext:value-type="float">
            <text:p>78.20</text:p>
          </table:table-cell>
          <table:table-cell table:formula="of:=8*1024/[.C19]" office:value-type="float" office:value="104.760114427918" calcext:value-type="float">
            <text:p>104.76</text:p>
          </table:table-cell>
          <table:table-cell table:formula="of:=8*1024/[.B19]" office:value-type="float" office:value="512" calcext:value-type="float">
            <text:p>512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out_1" table:style-name="ta1">
        <table:table-column table:style-name="co5" table:default-cell-style-name="ce5"/>
        <table:table-column table:style-name="co6" table:default-cell-style-name="ce10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8"/>
        <table:table-column table:style-name="co11" table:default-cell-style-name="ce23"/>
        <table:table-row table:style-name="ro1">
          <table:table-cell table:style-name="ce2"/>
          <table:table-cell table:style-name="ce7" office:value-type="string" calcext:value-type="string">
            <text:p>Data</text:p>
          </table:table-cell>
          <table:table-cell table:style-name="ce12" table:number-columns-repeated="4"/>
          <table:table-cell table:style-name="ce20"/>
        </table:table-row>
        <table:table-row table:style-name="ro1">
          <table:table-cell table:style-name="ce3" office:value-type="string" calcext:value-type="string">
            <text:p>Object Size (MB)</text:p>
          </table:table-cell>
          <table:table-cell table:style-name="ce8" office:value-type="string" calcext:value-type="string">
            <text:p>Average - Throughput (MB/s)</text:p>
          </table:table-cell>
          <table:table-cell table:style-name="ce13" office:value-type="string" calcext:value-type="string">
            <text:p>StDev - Throughput (MB/s)</text:p>
          </table:table-cell>
          <table:table-cell table:style-name="ce13" office:value-type="string" calcext:value-type="string">
            <text:p>Average - Total Time</text:p>
          </table:table-cell>
          <table:table-cell table:style-name="ce13" office:value-type="string" calcext:value-type="string">
            <text:p>StDev - Total Time</text:p>
          </table:table-cell>
          <table:table-cell table:style-name="ce13" office:value-type="string" calcext:value-type="string">
            <text:p>Average - # of objects</text:p>
          </table:table-cell>
          <table:table-cell table:style-name="ce21" office:value-type="string" calcext:value-type="string">
            <text:p>Count - # of objects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105.687573204353" calcext:value-type="float">
            <text:p>105.69</text:p>
          </table:table-cell>
          <table:table-cell table:style-name="ce14" office:value-type="float" office:value="0.183271952592644" calcext:value-type="float">
            <text:p>0.18</text:p>
          </table:table-cell>
          <table:table-cell table:style-name="ce14" office:value-type="float" office:value="77.5116333333333" calcext:value-type="float">
            <text:p>77.51</text:p>
          </table:table-cell>
          <table:table-cell table:style-name="ce14" office:value-type="float" office:value="0.134407750272569" calcext:value-type="float">
            <text:p>0.13</text:p>
          </table:table-cell>
          <table:table-cell table:style-name="ce17" office:value-type="float" office:value="8192" calcext:value-type="float">
            <text:p>8192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.846643756817" calcext:value-type="float">
            <text:p>104.85</text:p>
          </table:table-cell>
          <table:table-cell office:value-type="float" office:value="0.671999007631448" calcext:value-type="float">
            <text:p>0.67</text:p>
          </table:table-cell>
          <table:table-cell office:value-type="float" office:value="78.1353" calcext:value-type="float">
            <text:p>78.14</text:p>
          </table:table-cell>
          <table:table-cell office:value-type="float" office:value="0.499922884053133" calcext:value-type="float">
            <text:p>0.50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.291342900231" calcext:value-type="float">
            <text:p>104.29</text:p>
          </table:table-cell>
          <table:table-cell office:value-type="float" office:value="0.891825002941663" calcext:value-type="float">
            <text:p>0.89</text:p>
          </table:table-cell>
          <table:table-cell office:value-type="float" office:value="78.5530333333333" calcext:value-type="float">
            <text:p>78.55</text:p>
          </table:table-cell>
          <table:table-cell office:value-type="float" office:value="0.675023683535136" calcext:value-type="float">
            <text:p>0.68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.1033147721149" calcext:value-type="float">
            <text:p>93.10</text:p>
          </table:table-cell>
          <table:table-cell office:value-type="float" office:value="0.408368876342982" calcext:value-type="float">
            <text:p>0.41</text:p>
          </table:table-cell>
          <table:table-cell office:value-type="float" office:value="87.9894" calcext:value-type="float">
            <text:p>87.99</text:p>
          </table:table-cell>
          <table:table-cell office:value-type="float" office:value="0.384963751540328" calcext:value-type="float">
            <text:p>0.3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.3583886180791" calcext:value-type="float">
            <text:p>52.36</text:p>
          </table:table-cell>
          <table:table-cell office:value-type="float" office:value="9.7081685935439" calcext:value-type="float">
            <text:p>9.71</text:p>
          </table:table-cell>
          <table:table-cell office:value-type="float" office:value="159.926666666667" calcext:value-type="float">
            <text:p>159.93</text:p>
          </table:table-cell>
          <table:table-cell office:value-type="float" office:value="28.1593864338933" calcext:value-type="float">
            <text:p>28.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1024" calcext:value-type="float">
            <text:p>1024</text:p>
          </table:table-cell>
          <table:table-cell table:style-name="ce11" office:value-type="float" office:value="26.0647171571356" calcext:value-type="float">
            <text:p>26.06</text:p>
          </table:table-cell>
          <table:table-cell table:style-name="ce16" office:value-type="float" office:value="0.62507430358075" calcext:value-type="float">
            <text:p>0.63</text:p>
          </table:table-cell>
          <table:table-cell table:style-name="ce16" office:value-type="float" office:value="314.416666666667" calcext:value-type="float">
            <text:p>314.42</text:p>
          </table:table-cell>
          <table:table-cell table:style-name="ce16" office:value-type="float" office:value="7.63480689561523" calcext:value-type="float">
            <text:p>7.63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G8" table:buttons="'Pivot Table_out_1'.A2 'Pivot Table_out_1'.B1" table:grand-total="none" table:show-filter-button="false">
          <table:source-cell-range table:cell-range-address="out.A1:out.E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bject Size (MB)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25.35" table:display="true" table:show-details="true"/>
                <table:data-pilot-member table:name="26.32" table:display="true" table:show-details="true"/>
                <table:data-pilot-member table:name="26.52" table:display="true" table:show-details="true"/>
                <table:data-pilot-member table:name="44.09" table:display="true" table:show-details="true"/>
                <table:data-pilot-member table:name="49.93" table:display="true" table:show-details="true"/>
                <table:data-pilot-member table:name="63.05" table:display="true" table:show-details="true"/>
                <table:data-pilot-member table:name="92.86" table:display="true" table:show-details="true"/>
                <table:data-pilot-member table:name="92.87" table:display="true" table:show-details="true"/>
                <table:data-pilot-member table:name="93.57" table:display="true" table:show-details="true"/>
                <table:data-pilot-member table:name="103.26" table:display="true" table:show-details="true"/>
                <table:data-pilot-member table:name="104.25" table:display="true" table:show-details="true"/>
                <table:data-pilot-member table:name="104.72" table:display="true" table:show-details="true"/>
                <table:data-pilot-member table:name="104.76" table:display="true" table:show-details="true"/>
                <table:data-pilot-member table:name="104.85" table:display="true" table:show-details="true"/>
                <table:data-pilot-member table:name="105.51" table:display="true" table:show-details="true"/>
                <table:data-pilot-member table:name="105.57" table:display="true" table:show-details="true"/>
                <table:data-pilot-member table:name="105.69" table:display="true" table:show-details="true"/>
                <table:data-pilot-member table:name="105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77.38" table:display="true" table:show-details="true"/>
                <table:data-pilot-member table:name="77.51" table:display="true" table:show-details="true"/>
                <table:data-pilot-member table:name="77.60" table:display="true" table:show-details="true"/>
                <table:data-pilot-member table:name="77.65" table:display="true" table:show-details="true"/>
                <table:data-pilot-member table:name="78.13" table:display="true" table:show-details="true"/>
                <table:data-pilot-member table:name="78.20" table:display="true" table:show-details="true"/>
                <table:data-pilot-member table:name="78.23" table:display="true" table:show-details="true"/>
                <table:data-pilot-member table:name="78.58" table:display="true" table:show-details="true"/>
                <table:data-pilot-member table:name="79.33" table:display="true" table:show-details="true"/>
                <table:data-pilot-member table:name="87.54" table:display="true" table:show-details="true"/>
                <table:data-pilot-member table:name="88.21" table:display="true" table:show-details="true"/>
                <table:data-pilot-member table:name="88.22" table:display="true" table:show-details="true"/>
                <table:data-pilot-member table:name="129.93" table:display="true" table:show-details="true"/>
                <table:data-pilot-member table:name="164.06" table:display="true" table:show-details="true"/>
                <table:data-pilot-member table:name="185.79" table:display="true" table:show-details="true"/>
                <table:data-pilot-member table:name="308.91" table:display="true" table:show-details="true"/>
                <table:data-pilot-member table:name="311.21" table:display="true" table:show-details="true"/>
                <table:data-pilot-member table:name="323.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# of objects" table:orientation="data" table:used-hierarchy="0" table:function="average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32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2048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objects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9T18:25:40.113778468</dc:date>
    <meta:editing-duration>PT2M35S</meta:editing-duration>
    <meta:editing-cycles>2</meta:editing-cycles>
    <meta:generator>LibreOffice/7.2.4.1$MacOSX_X86_64 LibreOffice_project/27d75539669ac387bb498e35313b970b7fe9c4f9</meta:generator>
    <meta:document-statistic meta:table-count="2" meta:cell-count="145" meta:object-count="0"/>
  </office:meta>
</office:document-meta>
</file>